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3842B0E8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1.429cm" svg:height="11.429cm" svg:x="4.601cm" svg:y="5.538cm">
          <draw:image xlink:href="Pictures/1000020100000384000003842B0E8C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13:05:20.298876042</meta:creation-date>
    <dc:date>2015-03-17T13:06:17.512129357</dc:date>
    <meta:editing-duration>P0D</meta:editing-duration>
    <meta:editing-cycles>1</meta:editing-cycles>
    <meta:document-statistic meta:object-count="26"/>
    <meta:generator>LibreOffice/4.2.7.2$Linux_X86_64 LibreOffice_project/420m0$Build-2</meta:generator>
  </office:meta>
</office:document-meta>
</file>